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E7E4462AD0D9E6D0.png" manifest:media-type="image/png"/>
  <manifest:file-entry manifest:full-path="Pictures/100004010000272A0000272A4E0A90A540CFA1D0.svg" manifest:media-type="image/svg+xml"/>
  <manifest:file-entry manifest:full-path="Pictures/100000010000017B0000017B36C3328E3EF6A17C.png" manifest:media-type="image/png"/>
  <manifest:file-entry manifest:full-path="Pictures/100000010000017B0000017BF115ED19B0BB2FCC.png" manifest:media-type="image/png"/>
  <manifest:file-entry manifest:full-path="Pictures/100003480000272A0000272ACBAFE443A7853F80.svg" manifest:media-type="image/svg+xml"/>
  <manifest:file-entry manifest:full-path="Pictures/100000010000017B0000017B66547F6ED82100E7.png" manifest:media-type="image/png"/>
  <manifest:file-entry manifest:full-path="Pictures/100003850000272A0000272A45F14E64B2E99F30.svg" manifest:media-type="image/svg+xml"/>
  <manifest:file-entry manifest:full-path="Pictures/100003FF0000272A0000272A72863D25D06E83C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Text Frame 1" draw:style-name="gr1" draw:text-style-name="P1" svg:width="4.049cm" svg:height="1.324cm" svg:x="2.559cm" svg:y="8.717cm"><draw:text-box><text:p>13</text:p></draw:text-box></draw:frame><draw:frame text:anchor-type="paragraph" draw:z-index="5" draw:name="Text Frame 2" draw:style-name="gr1" draw:text-style-name="P1" svg:width="4.049cm" svg:height="1.324cm" svg:x="2.93cm" svg:y="16.443cm"><draw:text-box><text:p>14</text:p><text:p/></draw:text-box></draw:frame><draw:frame text:anchor-type="paragraph" draw:z-index="6" draw:name="Text Frame 3" draw:style-name="gr1" draw:text-style-name="P1" svg:width="4.049cm" svg:height="1.324cm" svg:x="13.381cm" svg:y="8.717cm"><draw:text-box><text:p>15</text:p><text:p/></draw:text-box></draw:frame><draw:frame text:anchor-type="paragraph" draw:z-index="7" draw:name="Text Frame 4" draw:style-name="gr1" draw:text-style-name="P1" svg:width="4.049cm" svg:height="1.324cm" svg:x="13.831cm" svg:y="16.469cm"><draw:text-box><text:p>16</text:p><text:p/></draw:text-box></draw:frame><draw:frame draw:style-name="fr1" draw:name="Image1" text:anchor-type="char" svg:x="-1.699cm" svg:y="-1.455cm" svg:width="9.999cm" svg:height="9.999cm" draw:z-index="0"><draw:image xlink:href="Pictures/100003FF0000272A0000272A72863D25D06E83CD.svg" xlink:type="simple" xlink:show="embed" xlink:actuate="onLoad" draw:mime-type="image/svg+xml"/><draw:image xlink:href="Pictures/100000010000017B0000017B66547F6ED82100E7.png" xlink:type="simple" xlink:show="embed" xlink:actuate="onLoad" draw:mime-type="image/png"/></draw:frame><draw:frame draw:style-name="fr1" draw:name="Image2" text:anchor-type="char" svg:x="-1.672cm" svg:y="17.119cm" svg:width="9.999cm" svg:height="9.999cm" draw:z-index="1"><draw:image xlink:href="Pictures/100003480000272A0000272ACBAFE443A7853F80.svg" xlink:type="simple" xlink:show="embed" xlink:actuate="onLoad" draw:mime-type="image/svg+xml"/><draw:image xlink:href="Pictures/100000010000017B0000017BF115ED19B0BB2FCC.png" xlink:type="simple" xlink:show="embed" xlink:actuate="onLoad" draw:mime-type="image/png"/></draw:frame><draw:frame draw:style-name="fr1" draw:name="Image3" text:anchor-type="char" svg:x="8.7cm" svg:y="-1.482cm" svg:width="9.999cm" svg:height="9.999cm" draw:z-index="2"><draw:image xlink:href="Pictures/100004010000272A0000272A4E0A90A540CFA1D0.svg" xlink:type="simple" xlink:show="embed" xlink:actuate="onLoad" draw:mime-type="image/svg+xml"/><draw:image xlink:href="Pictures/100000010000017B0000017BE7E4462AD0D9E6D0.png" xlink:type="simple" xlink:show="embed" xlink:actuate="onLoad" draw:mime-type="image/png"/></draw:frame><draw:frame draw:style-name="fr1" draw:name="Image4" text:anchor-type="char" svg:x="8.684cm" svg:y="17.145cm" svg:width="9.999cm" svg:height="9.999cm" draw:z-index="3"><draw:image xlink:href="Pictures/100003850000272A0000272A45F14E64B2E99F30.svg" xlink:type="simple" xlink:show="embed" xlink:actuate="onLoad" draw:mime-type="image/svg+xml"/><draw:image xlink:href="Pictures/100000010000017B0000017B36C3328E3EF6A1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58:14.920818359</meta:creation-date>
    <dc:date>2023-05-16T11:00:30.478924923</dc:date>
    <meta:editing-duration>PT2M16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